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Kilo.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63cm"/>
    </style:style>
    <style:style style:name="co2" style:family="table-column">
      <style:table-column-properties fo:break-before="auto" style:column-width="2.833cm"/>
    </style:style>
    <style:style style:name="co3" style:family="table-column">
      <style:table-column-properties fo:break-before="auto" style:column-width="1.831cm"/>
    </style:style>
    <style:style style:name="co4" style:family="table-column">
      <style:table-column-properties fo:break-before="auto" style:column-width="2.178cm"/>
    </style:style>
    <style:style style:name="co5" style:family="table-column">
      <style:table-column-properties fo:break-before="auto" style:column-width="4.549cm"/>
    </style:style>
    <style:style style:name="co6" style:family="table-column">
      <style:table-column-properties fo:break-before="auto" style:column-width="3.738cm"/>
    </style:style>
    <style:style style:name="co7" style:family="table-column">
      <style:table-column-properties fo:break-before="auto" style:column-width="5.076cm"/>
    </style:style>
    <style:style style:name="co8" style:family="table-column">
      <style:table-column-properties fo:break-before="auto" style:column-width="2.258cm"/>
    </style:style>
    <style:style style:name="ro1" style:family="table-row">
      <style:table-row-properties style:row-height="0.86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vertical-align="middle"/>
      <style:text-properties fo:font-weight="bold" style:font-weight-asian="bold" style:font-weight-complex="bold"/>
    </style:style>
    <style:style style:name="ce2" style:family="table-cell" style:parent-style-name="Default" style:data-style-name="N100"/>
    <style:style style:name="ce3" style:family="table-cell" style:parent-style-name="Default">
      <style:table-cell-properties style:vertical-align="middle"/>
      <style:text-properties fo:font-weight="bold" style:font-weight-asian="bold" style:font-weight-complex="bold"/>
    </style:style>
    <style:style style:name="ce4" style:family="table-cell" style:parent-style-name="Default" style:data-style-name="N100">
      <style:table-cell-properties style:text-align-source="fix" style:repeat-content="false" style:vertical-align="middle"/>
      <style:paragraph-properties fo:text-align="end" fo:margin-left="0cm"/>
      <style:text-properties fo:font-weight="bold" style:font-weight-asian="bold" style:font-weight-complex="bold"/>
    </style:style>
    <style:style style:name="ce5" style:family="table-cell" style:parent-style-name="Default" style:data-style-name="N100">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fo:margin-left="0cm"/>
      <style:text-properties fo:color="#55308d"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cm"/>
      <style:text-properties fo:color="#55308d"/>
    </style:style>
    <style:style style:name="ce10" style:family="table-cell" style:parent-style-name="Default">
      <style:table-cell-properties style:text-align-source="fix" style:repeat-content="false" fo:wrap-option="wrap" style:vertical-align="middle"/>
      <style:paragraph-properties fo:text-align="center" fo:margin-left="0cm"/>
      <style:text-properties fo:color="#55308d"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end" fo:margin-left="0cm"/>
      <style:text-properties style:use-window-font-color="true" fo:font-weight="bold" style:font-weight-asian="bold" style:font-weight-complex="bold"/>
    </style:style>
    <style:style style:name="ce12" style:family="table-cell" style:parent-style-name="Default" style:data-style-name="N100">
      <style:table-cell-properties style:text-align-source="fix" style:repeat-content="false"/>
      <style:paragraph-properties fo:text-align="end" fo:margin-left="0cm"/>
      <style:text-properties style:use-window-font-color="true"/>
    </style:style>
    <style:style style:name="ce13" style:family="table-cell" style:parent-style-name="Default">
      <style:table-cell-properties style:text-align-source="fix" style:repeat-content="false"/>
      <style:paragraph-properties fo:text-align="end" fo:margin-left="0cm"/>
      <style:text-properties style:use-window-font-color="true"/>
    </style:style>
    <style:style style:name="ce14" style:family="table-cell" style:parent-style-name="Default" style:data-style-name="N0">
      <style:table-cell-properties style:text-align-source="fix" style:repeat-content="false"/>
      <style:paragraph-properties fo:text-align="center" fo:margin-left="0cm"/>
      <style:text-properties fo:color="#55308d"/>
    </style:style>
  </office:automatic-styles>
  <office:body>
    <office:spreadsheet>
      <table:calculation-settings table:automatic-find-labels="false" table:use-regular-expressions="false" table:use-wildcards="true"/>
      <table:content-validations>
        <table:content-validation table:name="val1" table:condition="of:cell-content-is-in-list(&quot;KADIN&quot;;&quot;ERKEK&quot;)" table:allow-empty-cell="false" table:display-list="unsorted" table:base-cell-address="Sayfa1.F1">
          <table:error-message table:message-type="stop" table:display="true"/>
        </table:content-validation>
        <table:content-validation table:name="val2" table:condition="of:cell-content-is-in-list(&quot;Vücut Kitle Endeksi&quot;;&quot;Miller&quot;;&quot;Robinson&quot;;&quot;Hawni&quot;;&quot;Devine&quot;;&quot;Lorentz&quot;)" table:allow-empty-cell="false" table:display-list="sort-ascending" table:base-cell-address="Sayfa1.J2">
          <table:error-message table:message-type="stop" table:display="true"/>
        </table:content-validation>
        <table:content-validation table:name="val3" table:condition="of:cell-content-is-in-list(&quot;Vücut Kitle Endeksi&quot;;&quot;Miller&quot;;&quot;Robinson&quot;;&quot;Hamwi&quot;;&quot;Devine&quot;;&quot;Lorentz&quot;)" table:allow-empty-cell="false" table:display-list="sort-ascending" table:base-cell-address="Sayfa1.J1">
          <table:error-message table:message-type="stop" table:display="true"/>
        </table:content-validation>
      </table:content-validations>
      <table:table table:name="Sayfa1" table:style-name="ta1">
        <officeooo:event-listeners>
          <script:event-listener script:language="ooo:script" script:event-name="office:content-changed" xlink:href="vnd.sun.star.script:Standard.kilo.SheetChange?language=Basic&amp;location=application" xlink:type="simple"/>
        </officeooo:event-listeners>
        <office:forms form:automatic-focus="false" form:apply-design-mode="false"/>
        <table:table-column table:style-name="co1" table:number-columns-repeated="2" table:default-cell-style-name="Default"/>
        <table:table-column table:style-name="co2" table:default-cell-style-name="ce6"/>
        <table:table-column table:style-name="co3" table:number-columns-repeated="3" table:default-cell-style-name="ce6"/>
        <table:table-column table:style-name="co4" table:default-cell-style-name="ce9"/>
        <table:table-column table:style-name="co5" table:number-columns-repeated="2" table:default-cell-style-name="ce9"/>
        <table:table-column table:style-name="co6" table:default-cell-style-name="ce13"/>
        <table:table-column table:style-name="co7" table:default-cell-style-name="ce9"/>
        <table:table-column table:style-name="co8" table:number-columns-repeated="16373" table:default-cell-style-name="Default"/>
        <table:table-row table:style-name="ro1">
          <table:table-cell table:style-name="ce1" office:value-type="string" calcext:value-type="string">
            <text:p>Kayıt Giriş</text:p>
          </table:table-cell>
          <table:table-cell table:style-name="ce3" office:value-type="string" calcext:value-type="string">
            <text:p>İsim</text:p>
          </table:table-cell>
          <table:table-cell table:style-name="ce4" office:value-type="string" calcext:value-type="string">
            <text:p>Doğum Tarihi</text:p>
          </table:table-cell>
          <table:table-cell table:style-name="ce7" office:value-type="string" calcext:value-type="string">
            <text:p>Boy</text:p>
          </table:table-cell>
          <table:table-cell table:style-name="ce7" office:value-type="string" calcext:value-type="string">
            <text:p>Kilo</text:p>
          </table:table-cell>
          <table:table-cell table:style-name="ce7" office:value-type="string" calcext:value-type="string">
            <text:p>Cinsiyet</text:p>
          </table:table-cell>
          <table:table-cell table:style-name="ce8" office:value-type="string" calcext:value-type="string">
            <text:p>Yaş</text:p>
          </table:table-cell>
          <table:table-cell table:style-name="ce10" office:value-type="string" calcext:value-type="string">
            <text:p>Vücut Kitle Endeksi</text:p>
            <text:p>Kg/m²</text:p>
          </table:table-cell>
          <table:table-cell table:style-name="ce10" office:value-type="string" calcext:value-type="string">
            <text:p>Bazal Metabolizma Hızı</text:p>
            <text:p>cal/gün</text:p>
          </table:table-cell>
          <table:table-cell table:style-name="ce11" table:content-validation-name="val2" office:value-type="string" calcext:value-type="string">
            <text:p>İdeal Kilo Hesaplama Yöntemi</text:p>
          </table:table-cell>
          <table:table-cell table:style-name="ce8" office:value-type="string" calcext:value-type="string">
            <text:p>İdeal Kilo</text:p>
          </table:table-cell>
          <table:table-cell table:style-name="ce3" table:number-columns-repeated="16373"/>
        </table:table-row>
        <table:table-row table:style-name="ro2">
          <table:table-cell table:style-name="ce2" office:value-type="string" calcext:value-type="string">
            <text:p>29.09.2024</text:p>
          </table:table-cell>
          <table:table-cell table:style-name="ce2" office:value-type="string" calcext:value-type="string">
            <text:p>Abdil</text:p>
          </table:table-cell>
          <table:table-cell table:style-name="ce5" office:value-type="string" calcext:value-type="string">
            <text:p>17.08.1983</text:p>
          </table:table-cell>
          <table:table-cell office:value-type="float" office:value="177" calcext:value-type="float">
            <text:p>177</text:p>
          </table:table-cell>
          <table:table-cell office:value-type="float" office:value="110" calcext:value-type="float">
            <text:p>110</text:p>
          </table:table-cell>
          <table:table-cell table:style-name="ce5" table:content-validation-name="val1" office:value-type="string" calcext:value-type="string">
            <text:p>ERKEK</text:p>
          </table:table-cell>
          <table:table-cell table:formula="of:=INT(([.A2]-[.C2])/365)" office:value-type="float" office:value="41" calcext:value-type="float">
            <text:p>41</text:p>
          </table:table-cell>
          <table:table-cell table:formula="of:=VKE([.E2];[.D2])" office:value-type="float" office:value="35.1112387883431" calcext:value-type="float">
            <text:p>35,1112387883431</text:p>
          </table:table-cell>
          <table:table-cell table:formula="of:=TMB([.E2];[.D2];[.G2];IF([.F2]=&quot;KADIN&quot;;0;1))" office:value-type="float" office:value="2187.7781" calcext:value-type="float">
            <text:p>2187,7781</text:p>
          </table:table-cell>
          <table:table-cell table:style-name="ce12" table:content-validation-name="val3" office:value-type="string" calcext:value-type="string">
            <text:p>Vücut Kitle Endeksi</text:p>
          </table:table-cell>
          <table:table-cell table:style-name="ce14" table:formula="of:=OKG([.E2];[.D2];IF([.F2]=&quot;KADIN&quot;;0;1);[.J2])" office:value-type="string" office:string-value="57,95865 kg - 78,3225 kg" calcext:value-type="string">
            <text:p>57,95865 kg - 78,3225 kg</text:p>
          </table:table-cell>
          <table:table-cell table:number-columns-repeated="16373"/>
        </table:table-row>
        <table:table-row table:style-name="ro2">
          <table:table-cell table:style-name="ce2" office:value-type="string" calcext:value-type="string">
            <text:p>29.09.2024</text:p>
          </table:table-cell>
          <table:table-cell table:style-name="ce2" office:value-type="string" calcext:value-type="string">
            <text:p>Abdil</text:p>
          </table:table-cell>
          <table:table-cell table:style-name="ce5" office:value-type="string" calcext:value-type="string">
            <text:p>17.08.1983</text:p>
          </table:table-cell>
          <table:table-cell office:value-type="float" office:value="177" calcext:value-type="float">
            <text:p>177</text:p>
          </table:table-cell>
          <table:table-cell office:value-type="float" office:value="100" calcext:value-type="float">
            <text:p>100</text:p>
          </table:table-cell>
          <table:table-cell table:style-name="ce5" table:content-validation-name="val1" office:value-type="string" calcext:value-type="string">
            <text:p>ERKEK</text:p>
          </table:table-cell>
          <table:table-cell table:formula="of:=INT(([.A3]-[.C3])/365)" office:value-type="float" office:value="41" calcext:value-type="float">
            <text:p>41</text:p>
          </table:table-cell>
          <table:table-cell table:formula="of:=VKE([.E3];[.D3])" office:value-type="float" office:value="31.9193079894028" calcext:value-type="float">
            <text:p>31,9193079894028</text:p>
          </table:table-cell>
          <table:table-cell table:formula="of:=TMB([.E3];[.D3];[.G3];IF([.F3]=&quot;KADIN&quot;;0;1))" office:value-type="float" office:value="2050.2621" calcext:value-type="float">
            <text:p>2050,2621</text:p>
          </table:table-cell>
          <table:table-cell table:style-name="ce12" table:content-validation-name="val3" office:value-type="string" calcext:value-type="string">
            <text:p>Vücut Kitle Endeksi</text:p>
          </table:table-cell>
          <table:table-cell table:formula="of:=OKG([.E3];[.D3];IF([.F3]=&quot;KADIN&quot;;0;1);[.J3])" office:value-type="string" office:string-value="57,95865 kg - 78,3225 kg" calcext:value-type="string">
            <text:p>57,95865 kg - 78,3225 kg</text:p>
          </table:table-cell>
          <table:table-cell table:number-columns-repeated="16373"/>
        </table:table-row>
        <table:table-row table:style-name="ro2">
          <table:table-cell table:style-name="ce2" office:value-type="string" calcext:value-type="string">
            <text:p>29.09.2024</text:p>
          </table:table-cell>
          <table:table-cell office:value-type="string" calcext:value-type="string">
            <text:p>Abdil</text:p>
          </table:table-cell>
          <table:table-cell table:style-name="ce5" office:value-type="string" calcext:value-type="string">
            <text:p>17.08.1983</text:p>
          </table:table-cell>
          <table:table-cell office:value-type="float" office:value="177" calcext:value-type="float">
            <text:p>177</text:p>
          </table:table-cell>
          <table:table-cell office:value-type="float" office:value="90" calcext:value-type="float">
            <text:p>90</text:p>
          </table:table-cell>
          <table:table-cell table:content-validation-name="val1" office:value-type="string" calcext:value-type="string">
            <text:p>ERKEK</text:p>
          </table:table-cell>
          <table:table-cell table:formula="of:=INT(([.A4]-[.C4])/365)" office:value-type="float" office:value="41" calcext:value-type="float">
            <text:p>41</text:p>
          </table:table-cell>
          <table:table-cell table:formula="of:=VKE([.E4];[.D4])" office:value-type="float" office:value="28.7273771904625" calcext:value-type="float">
            <text:p>28,7273771904625</text:p>
          </table:table-cell>
          <table:table-cell table:formula="of:=TMB([.E4];[.D4];[.G4];IF([.F4]=&quot;KADIN&quot;;0;1))" office:value-type="float" office:value="1912.7461" calcext:value-type="float">
            <text:p>1912,7461</text:p>
          </table:table-cell>
          <table:table-cell table:content-validation-name="val3" office:value-type="string" calcext:value-type="string">
            <text:p>Vücut Kitle Endeksi</text:p>
          </table:table-cell>
          <table:table-cell table:formula="of:=OKG([.E4];[.D4];IF([.F4]=&quot;KADIN&quot;;0;1);[.J4])" office:value-type="string" office:string-value="57,95865 kg - 78,3225 kg" calcext:value-type="string">
            <text:p>57,95865 kg - 78,3225 kg</text:p>
          </table:table-cell>
          <table:table-cell table:number-columns-repeated="16373"/>
        </table:table-row>
        <table:table-row table:style-name="ro2">
          <table:table-cell table:style-name="ce2" office:value-type="string" calcext:value-type="string">
            <text:p>29.09.2024</text:p>
          </table:table-cell>
          <table:table-cell office:value-type="string" calcext:value-type="string">
            <text:p>Neriman</text:p>
          </table:table-cell>
          <table:table-cell table:style-name="ce5" office:value-type="string" calcext:value-type="string">
            <text:p>12/7/1985</text:p>
          </table:table-cell>
          <table:table-cell office:value-type="float" office:value="175" calcext:value-type="float">
            <text:p>175</text:p>
          </table:table-cell>
          <table:table-cell office:value-type="float" office:value="56" calcext:value-type="float">
            <text:p>56</text:p>
          </table:table-cell>
          <table:table-cell table:content-validation-name="val1" office:value-type="string" calcext:value-type="string">
            <text:p>KADIN</text:p>
          </table:table-cell>
          <table:table-cell table:formula="of:=INT(([.A5]-[.C5])/365)" office:value-type="float" office:value="39" calcext:value-type="float">
            <text:p>39</text:p>
          </table:table-cell>
          <table:table-cell table:formula="of:=VKE([.E5];[.D5])" office:value-type="float" office:value="18.2857142857143" calcext:value-type="float">
            <text:p>18,2857142857143</text:p>
          </table:table-cell>
          <table:table-cell table:formula="of:=TMB([.E5];[.D5];[.G5];IF([.F5]=&quot;KADIN&quot;;0;1))" office:value-type="float" office:value="1331.155" calcext:value-type="float">
            <text:p>1331,155</text:p>
          </table:table-cell>
          <table:table-cell table:content-validation-name="val3" office:value-type="string" calcext:value-type="string">
            <text:p>Vücut Kitle Endeksi</text:p>
          </table:table-cell>
          <table:table-cell table:formula="of:=OKG([.E5];[.D5];IF([.F5]=&quot;KADIN&quot;;0;1);[.J5])" office:value-type="string" office:string-value="56,65625 kg - 76,5625 kg" calcext:value-type="string">
            <text:p>56,65625 kg - 76,5625 kg</text:p>
          </table:table-cell>
          <table:table-cell table:number-columns-repeated="16373"/>
        </table:table-row>
        <table:table-row table:style-name="ro2">
          <table:table-cell table:style-name="ce2" office:value-type="string" calcext:value-type="string">
            <text:p>29.09.2024</text:p>
          </table:table-cell>
          <table:table-cell office:value-type="string" calcext:value-type="string">
            <text:p>Tolga</text:p>
          </table:table-cell>
          <table:table-cell table:style-name="ce5" office:value-type="string" calcext:value-type="string">
            <text:p>13/5/1978</text:p>
          </table:table-cell>
          <table:table-cell office:value-type="float" office:value="174" calcext:value-type="float">
            <text:p>174</text:p>
          </table:table-cell>
          <table:table-cell office:value-type="float" office:value="74" calcext:value-type="float">
            <text:p>74</text:p>
          </table:table-cell>
          <table:table-cell table:content-validation-name="val1" office:value-type="string" calcext:value-type="string">
            <text:p>ERKEK</text:p>
          </table:table-cell>
          <table:table-cell table:formula="of:=INT(([.A6]-[.C6])/365)" office:value-type="float" office:value="46" calcext:value-type="float">
            <text:p>46</text:p>
          </table:table-cell>
          <table:table-cell table:formula="of:=VKE([.E6];[.D6])" office:value-type="float" office:value="24.441802087462" calcext:value-type="float">
            <text:p>24,441802087462</text:p>
          </table:table-cell>
          <table:table-cell table:formula="of:=TMB([.E6];[.D6];[.G6];IF([.F6]=&quot;KADIN&quot;;0;1))" office:value-type="float" office:value="1643.9356" calcext:value-type="float">
            <text:p>1643,9356</text:p>
          </table:table-cell>
          <table:table-cell table:content-validation-name="val3" office:value-type="string" calcext:value-type="string">
            <text:p>Vücut Kitle Endeksi</text:p>
          </table:table-cell>
          <table:table-cell table:formula="of:=OKG([.E6];[.D6];IF([.F6]=&quot;KADIN&quot;;0;1);[.J6])" office:value-type="string" office:string-value="56,0106 kg - 75,69 kg" calcext:value-type="string">
            <text:p>56,0106 kg - 75,69 kg</text:p>
          </table:table-cell>
          <table:table-cell table:number-columns-repeated="16373"/>
        </table:table-row>
        <table:table-row table:style-name="ro2" table:number-rows-repeated="4">
          <table:table-cell table:style-name="ce2"/>
          <table:table-cell/>
          <table:table-cell table:style-name="ce5"/>
          <table:table-cell table:number-columns-repeated="2"/>
          <table:table-cell table:content-validation-name="val1"/>
          <table:table-cell table:number-columns-repeated="3"/>
          <table:table-cell table:content-validation-name="val3"/>
          <table:table-cell table:number-columns-repeated="16374"/>
        </table:table-row>
        <table:table-row table:style-name="ro2">
          <table:table-cell table:style-name="ce2"/>
          <table:table-cell table:number-columns-repeated="4"/>
          <table:table-cell table:content-validation-name="val1"/>
          <table:table-cell table:number-columns-repeated="3"/>
          <table:table-cell table:content-validation-name="val3"/>
          <table:table-cell table:number-columns-repeated="16374"/>
        </table:table-row>
        <table:table-row table:style-name="ro2">
          <table:table-cell table:style-name="ce2"/>
          <table:table-cell/>
          <table:table-cell table:style-name="ce5"/>
          <table:table-cell table:number-columns-repeated="2"/>
          <table:table-cell table:content-validation-name="val1"/>
          <table:table-cell table:number-columns-repeated="3"/>
          <table:table-cell table:content-validation-name="val3"/>
          <table:table-cell table:number-columns-repeated="16374"/>
        </table:table-row>
        <table:table-row table:style-name="ro2" table:number-rows-repeated="1048563">
          <table:table-cell table:number-columns-repeated="5"/>
          <table:table-cell table:content-validation-name="val1"/>
          <table:table-cell table:number-columns-repeated="3"/>
          <table:table-cell table:content-validation-name="val3"/>
          <table:table-cell table:number-columns-repeated="16374"/>
        </table:table-row>
        <table:table-row table:style-name="ro2">
          <table:table-cell table:number-columns-repeated="5"/>
          <table:table-cell table:content-validation-name="val1"/>
          <table:table-cell table:number-columns-repeated="3"/>
          <table:table-cell table:content-validation-name="val3"/>
          <table:table-cell table:number-columns-repeated="1637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tr" fo:country="TR"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tr" fo:country="TR" style:letter-kerning="true" style:font-family-asian="'Lucida Sans Unicode'" style:font-family-generic-asian="system" style:font-pitch-asian="variable" style:font-size-asian="12pt" style:language-asian="zh" style:country-asian="CN" style:font-name-complex="Lucida Sans" style:font-size-complex="12pt" style:language-complex="hi" style:country-complex="IN"/>
    </style:default-style>
    <style:style style:name="Default" style:family="graphic"/>
    <style:style style:name="Note" style:family="graphic" style:parent-style-name="Default">
      <style:graphic-properties draw:stroke="solid" draw:marker-start="Çizgi_20_ucu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Çizgi_20_ucu_20_1" draw:display-name="Çizgi ucu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9">00.00.0000</text:date>, <text:time>00:00:00</text:time></text:p>
        </style:region-right>
      </style:header>
      <style:header-left style:display="false"/>
      <style:header-first style:display="false"/>
      <style:footer>
        <text:p>Sayf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22:58:51.808866752</meta:creation-date>
    <dc:date>2024-09-29T06:22:01.296925807</dc:date>
    <meta:editing-duration>PT2H8M58S</meta:editing-duration>
    <meta:editing-cycles>18</meta:editing-cycles>
    <meta:generator>LibreOffice/24.8.1.2$Linux_X86_64 LibreOffice_project/480$Build-2</meta:generator>
    <meta:document-statistic meta:table-count="1" meta:cell-count="66" meta:object-count="0"/>
  </office:meta>
</office:document-meta>
</file>

<file path=Basic/Standard/Kilo.xml><?xml version="1.0" encoding="utf-8"?>
<!DOCTYPE module  PUBLIC '-//OpenOffice.org//DTD OfficeDocument 1.0//EN'  'module.dtd'>
<script:module xmlns:script="http://openoffice.org/2000/script" script:name="Kilo" script:language="StarBasic" script:moduleType="normal">'Kilo Takibi için yeni veri satırına isim Girerek başladığımda "Kayıt Giriş" tarihini doldursun
've değişme potansiyeli az olan hücrelere bir önceki girilen değerleri geçsin.
'SheetChange() fonksiyonunu çalıştırmak için Sayfa sekmesi sağ tıklanır ve "Sayfa Olayları..."
'"içerik değişti" seçeneğine makro ataması yapılır.
Sub SheetChange(oEvent)
	Dim oSheet As Object
	Dim birth As Date
	oSheet = ThisComponent.CurrentController.getActiveSheet()
	If oEvent.CellAddress.Row &gt;= 1 Then
		oSheet.getCellByPosition(0, oEvent.CellAddress.Row).setString(DateSerial(year(now()), month(now()), day(now())))
		If oEvent.CellAddress.Column = 1 Then
			Rows = oEvent.CellAddress.Row - 1
			Do Until oSheet.getCellByPosition(1, Rows).getString() = oSheet.getCellByPosition(1, oEvent.CellAddress.Row).getString() Or Rows &lt; 2
				Rows = Rows - 1
			Loop
			If oSheet.getCellByPosition(1, Rows).getString() = oSheet.getCellByPosition(1, oEvent.CellAddress.Row).getString() Then names = "ok"
			If Rows &gt;= 1 And names = "ok" Then
				birth = oSheet.getCellByPosition(2, Rows).getString()
				oSheet.getCellByPosition(2, oEvent.CellAddress.Row).setString(DateSerial(year(birth), month(birth), day(birth)))
				oSheet.getCellByPosition(3, oEvent.CellAddress.Row).setValue(oSheet.getCellByPosition(3, Rows).getValue())
				oSheet.getCellByPosition(5, oEvent.CellAddress.Row).setString(oSheet.getCellByPosition(5, Rows).getString())
				oSheet.getCellByPosition(9, oEvent.CellAddress.Row).setString(oSheet.getCellByPosition(9, Rows).getString())
			Else
			EndIf
		Else
		EndIf
		If oEvent.CellAddress.Column = 2 Then oSheet.getCellByPosition(6, oEvent.CellAddress.Row).setFormula("=INT((A" &amp; oEvent.CellAddress.Row + 1 &amp; "-C" &amp; oEvent.CellAddress.Row + 1 &amp; ")/365)")
		If oEvent.CellAddress.Column = 3 Then oSheet.getCellByPosition(10, oEvent.CellAddress.Row).setFormula("=OKG(E" &amp; oEvent.CellAddress.Row + 1 &amp; ";D" &amp; oEvent.CellAddress.Row + 1 &amp; ";IF(F" &amp; oEvent.CellAddress.Row + 1 &amp; "=" &amp; Chr(34) &amp; "KADIN" &amp; Chr(34) &amp; ";0;1);J" &amp; oEvent.CellAddress.Row + 1 &amp; ")")
		If oEvent.CellAddress.Column = 4 Then
			oSheet.getCellByPosition(7, oEvent.CellAddress.Row).setFormula("=VKE(E" &amp; oEvent.CellAddress.Row + 1 &amp; ";D" &amp; oEvent.CellAddress.Row + 1 &amp; ")")
			oSheet.getCellByPosition(8, oEvent.CellAddress.Row).setFormula("=TMB(E" &amp; oEvent.CellAddress.Row + 1 &amp; ";D" &amp; oEvent.CellAddress.Row + 1 &amp; ";G" &amp; oEvent.CellAddress.Row + 1 &amp; ";IF(F" &amp; oEvent.CellAddress.Row + 1 &amp; "=" &amp; Chr(34) &amp; "KADIN" &amp; Chr(34) &amp; ";0;1))")
		Else
		EndIf
	Else
	EndIf
End Sub
'Vücut Kitle Endeksi Fonksiyonu
'VKE(KİLO, BOY)
'Sonuç birimi kg/m²
'Kaynak https://www.acibadem.com.tr/ilgi-alani/vucut-kitle-indeksi-hesaplama/
'Tarih 28 Eylül 2024 Cumartesi
Function vke(ByVal kg As Double, Optional cm As Double) As Double
	vke = kg/(cm*cm/10000)
End Function
'Temel Metabolizma Hızı Fonksiyonu (Harris-Benedict formülü ile TMB)
'TMB(KİLO, BOY, YAŞ, SEX)
'Sonuç birimi cal/gün
'Kaynak https://calcuonline.com/hesaplamak/bazal-metabolizma-hesaplama/
'Tarih 28 Eylül 2024 Cumartesi
Function tmb(ByVal kg As Double, Optional cm As Double, Optional age As Long, Optional sex As Boolean) As Double
	Dim Root, Weight, Height, Alive As Double
	Select Case sex
	'Multipliers for female
	Case 0
		Root = 655.0955
		Weight = 9.5634
		Height = 1.8449
		Alive = 4.6756
	'Multipliers for male
	Case Else
		Root = 66.473
		Weight = 13.7516
		Height = 5.0033
		Alive = 6.755
	End Select
	tmb = Root + (Weight * kg) + (Height * cm) - (Alive * age)
End Function
'Optimal Kilogram Fonksiyonu
'OKG(KİLO, BOY, SEX, YÖNTEM)
'Sonuç birimi kg
'Kaynak https://calcuonline.com/hesaplamak/ideal-kilo-hesaplama/
'Tarih 29 Eylül 2024 Pazar
Function okg(ByVal kg As Double, Optional cm As Double, Optional sex As Boolean, Optional method As Variant) As Variant
	Dim min, max As Double
	Dim feet As Double
	feet = cm * 0.032808
	Select Case method
	Case "Vücut Kitle Endeksi"
		min = 18.5*(cm*cm/10000)
		max = 25*(cm*cm/10000)
		okg = min &amp; " kg - " &amp; max &amp; " kg"
	Case "Miller"
		Select Case sex
		Case 0
			okg = 53.1 + (12 * (feet - 5) * 1.36) &amp; " kg"
		Case Else
			okg = 56.2 + (12 * (feet - 5) * 1.41) &amp; " kg"
		End Select
	Case "Robinson"
		Select Case sex
		Case 0
			okg = 49 + (12 * (feet - 5) * 1.7) &amp; " kg"
		Case Else
			okg = 52 + (12 * (feet - 5) * 1.9) &amp; " kg"
		End Select
	Case "Hamwi"
		Select Case sex
		Case 0
			okg = 45.35923 + (12 * (feet - 5) * 2.267962) &amp; " kg"
		Case Else
			okg = 48.08079 + (12 * (feet - 5) * 2.721554) &amp; " kg"
		End Select
	Case "Devine"
		Select Case sex
		Case 0
			okg = 45.5 + (12 * (feet - 5) * 2.3) &amp; " kg"
		Case Else
			okg = 50 + (12 * (feet - 5) * 2.3) &amp; " kg"
		End Select
	Case "Lorentz"
		Select Case sex
		Case 0
			okg = cm - 100 - ((cm - 150) / 4) &amp; " kg"
		Case Else
			okg = cm - 100 - ((cm - 150) / 2) &amp; " kg"
		End Select
	Case Else
	End Selec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Ki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